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mensionPropertyMaker.isCorrespondingForced( PropertyList property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mensionPropertyMaker.setExtraCorresponding( int [ ] [ ] extraCorrespo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PropertyMaker.DimensionPropertyMaker( PropertyMaker base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PropertyMaker.compute( PropertyList property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